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  <manifest:file-entry manifest:full-path="META-INF/" manifest:media-type=""/>
  <manifest:file-entry manifest:full-path="META-INF/documentsignatures.xml" manifest:media-type="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T1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belle perez - hijo de la luna</text:span></text:p>
      <text:p text:style-name="Standard"/>
      <text:p text:style-name="Standard">A fool is he who doesn't understand</text:p>
      <text:p text:style-name="Standard">a legend tells</text:p>
      <text:p text:style-name="Standard">that a gypsy woman</text:p>
      <text:p text:style-name="Standard">implored the moon</text:p>
      <text:p text:style-name="Standard">weeping, she begged till dawn</text:p>
      <text:p text:style-name="Standard">to marry a gypsy man</text:p>
      <text:p text:style-name="Standard">"you'll have your brown-skin man"</text:p>
      <text:p text:style-name="Standard">spoke the full moon from the sky</text:p>
      <text:p text:style-name="Standard">"but in return I want the</text:p>
      <text:p text:style-name="Standard">the first child</text:p>
      <text:p text:style-name="Standard">that you have with him,"</text:p>
      <text:p text:style-name="Standard">one who sacrifices her child</text:p>
      <text:p text:style-name="Standard">in order not to be alone</text:p>
      <text:p text:style-name="Standard">is not going</text:p>
      <text:p text:style-name="Standard">to love it very much</text:p>
      <text:p text:style-name="Standard"/>
      <text:p text:style-name="Standard">Moon you want to be mother</text:p>
      <text:p text:style-name="Standard">and you can't find a love</text:p>
      <text:p text:style-name="Standard">who makes you a woman.</text:p>
      <text:p text:style-name="Standard">Tell me, moon of silver</text:p>
      <text:p text:style-name="Standard">what you intend to do </text:p>
      <text:p text:style-name="Standard">with a child of flesh</text:p>
      <text:p text:style-name="Standard">ahhh, ahhh</text:p>
      <text:p text:style-name="Standard">Son of the Moon</text:p>
      <text:p text:style-name="Standard"/>
      <text:p text:style-name="Standard">From a cinnamon-skinned father a son</text:p>
      <text:p text:style-name="Standard">was born</text:p>
      <text:p text:style-name="Standard">white like an ermine's belly</text:p>
      <text:p text:style-name="Standard">with gray eyes</text:p>
      <text:p text:style-name="Standard">instead of olive,</text:p>
      <text:p text:style-name="Standard">moon's albino son</text:p>
      <text:p text:style-name="Standard">"Dam his appearance!</text:p>
      <text:p text:style-name="Standard">This is not a gypsy man's son</text:p>
      <text:p text:style-name="Standard">and you won't get away with this"</text:p>
      <text:p text:style-name="Standard"/>
      <text:p text:style-name="Standard">Moon you want to be mother</text:p>
      <text:p text:style-name="Standard">and you can't find a love</text:p>
      <text:p text:style-name="Standard">who makes you a woman.</text:p>
      <text:p text:style-name="Standard">Tell me, moon of silver</text:p>
      <text:p text:style-name="Standard">what you intend to do </text:p>
      <text:p text:style-name="Standard">with a child of flesh</text:p>
      <text:p text:style-name="Standard">ahhh, ahhh</text:p>
      <text:p text:style-name="Standard">Son of the Moon</text:p>
      <text:p text:style-name="Standard"/>
      <text:p text:style-name="Standard">the gipsy believing himself dishonored</text:p>
      <text:p text:style-name="Standard">went to his wife, knife in hand</text:p>
      <text:p text:style-name="Standard">"Whose son in this?</text:p>
      <text:p text:style-name="Standard">I am sure you have deceived me!"</text:p>
      <text:p text:style-name="Standard">and he stabbed her to death</text:p>
      <text:p text:style-name="Standard">then he went to the mountain</text:p>
      <text:p text:style-name="Standard"><text:soft-page-break/>with the child in his arms</text:p>
      <text:p text:style-name="Standard">and abandoned it there</text:p>
      <text:p text:style-name="Standard"/>
      <text:p text:style-name="Standard">Moon you want to be mother</text:p>
      <text:p text:style-name="Standard">and you can't find a love</text:p>
      <text:p text:style-name="Standard">who makes you a woman.</text:p>
      <text:p text:style-name="Standard">Tell me, moon of silver</text:p>
      <text:p text:style-name="Standard">what you intend to do </text:p>
      <text:p text:style-name="Standard">with a child of flesh</text:p>
      <text:p text:style-name="Standard">ahhh, ahhh</text:p>
      <text:p text:style-name="Standard">Son of the Moon</text:p>
      <text:p text:style-name="Standard"/>
      <text:p text:style-name="Standard">And on nights when the moon is full</text:p>
      <text:p text:style-name="Standard">it's because the child is happy</text:p>
      <text:p text:style-name="Standard">and if the child cries</text:p>
      <text:p text:style-name="Standard">the moon will wane</text:p>
      <text:p text:style-name="Standard">to make him a cradle</text:p>
      <text:p text:style-name="Standard">and if the child cries</text:p>
      <text:p text:style-name="Standard">the moon will wane to make him a cradle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none" style:country-complex="none" style:font-size-asian="12pt" style:font-size-complex="12pt" style:language-asian="zxx" style:language-complex="zxx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US" fo:font-size="12pt" fo:hyphenate="false" fo:hyphenation-push-char-count="2" fo:hyphenation-remain-char-count="2" fo:language="en" style:country-asian="none" style:country-complex="none" style:font-name="Times New Roman" style:font-name-asian="Arial Unicode MS" style:font-name-complex="Tahoma" style:font-size-asian="12pt" style:font-size-complex="12pt" style:language-asian="zxx" style:language-complex="zxx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sey rayback</meta:initial-creator>
    <meta:creation-date>2009-08-15T13:17:12.50</meta:creation-date>
    <meta:document-statistic meta:table-count="0" meta:image-count="0" meta:object-count="0" meta:page-count="2" meta:paragraph-count="64" meta:word-count="319" meta:character-count="1483"/>
    <dc:date>2009-08-15T13:24:00.53</dc:date>
    <dc:creator>casey rayback</dc:creator>
    <meta:editing-duration>PT00H06M48S</meta:editing-duration>
    <meta:editing-cycles>1</meta:editing-cycles>
    <meta:generator>OpenOffice.org/3.1$Win32 OpenOffice.org_project/310m11$Build-939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OdfDomSignaturea98d5484-d6ed-4eed-a3c0-831952ba2073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layout-cache">
        <DigestMethod Algorithm="http://www.w3.org/2000/09/xmldsig#sha1"/>
        <DigestValue>yr19dYSFC8hSToSxanqyzsECG14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kDf4kc6L7rQLB0VQ794AP0XCT5E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K4ZmmYgbp9edTroYwHadDieXcc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H6+YxCAbsnuYNrOMjEng4BNUuh4=</DigestValue>
      </Reference>
      <Reference URI="Thumbnails/thumbnail.png">
        <DigestMethod Algorithm="http://www.w3.org/2000/09/xmldsig#sha1"/>
        <DigestValue>CHdMpLWM/0yd+nfumQPpokDpmQ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+43z+guTeb7uYoqMkT7fKcgfIbc=</DigestValue>
      </Reference>
      <Reference URI="#ID_OdfDomDateTimea98d5484-d6ed-4eed-a3c0-831952ba2073">
        <DigestMethod Algorithm="http://www.w3.org/2000/09/xmldsig#sha1"/>
        <DigestValue>B3Pod/jytrh9HCUWgO0OFAc8xbo=</DigestValue>
      </Reference>
    </SignedInfo>
    <SignatureValue>bb6/MnSGQAWqRIb/hw5AAMhZ8KIQ4jUo4flsANxHTcYW3b8CjK4oMAZgO/HwrnKksxKO11M/D+x0
24EoYH1bQODbQFH1HfDFkYtw7QznZkkrG07bBKiH2gZVeObCXB+ghuhrzHoxs+pgWubazu9beNdA
0j2zzfiwg8124O3xXBfVGjRuA3ib+nLWEl7Q0xt2qufUo1Fu90mOwWxeThjGcN+5r2J1SAvqsH8S
gge7CSzHrwKoADIJe9NBYZihgDWbWeeLTucVXhP/Ye50YxhkdN22Vlb/7JbqnZWeK4law7Lt7P9J
AvXfPJgPUrOXn/6a+f4hXvMZP1AZKXek0RzhlA==</SignatureValue>
    <KeyInfo>
      <KeyValue>
        <RSAKeyValue>
          <Modulus>j676SC13z2QfzIW1qQz9SRKkCf2D8FwWosvHNk44SRDrExMTnJWniD4CzlZwUNLb4q7NcQvZ/9qq
jpvHFi2bVater+iiZf2UNT5OBGwoBtu5leCFIXIhCu56cIwQLabMVlYRE2QEebreEUmMiKyUdz05
JTApdhkeK/dnsxsmH6UgzUG/0O0WUG+Zpad9aKpfcJ8B7YH3HjfJKH0uY6M/QLIrF/t+jcpcSgdg
H5G3v/jThhi42pNVhJiG6fJdOl9nvj/53011im7qDlQXyjF8Svkel2jDQBft7RWfNlCMsLJqhn1t
7riUJcCGzT5OtNWOzoS08NZ1HAcDUbMV/UhpiQ==</Modulus>
          <Exponent>AQAB</Exponent>
        </RSAKeyValue>
      </KeyValue>
      <X509Data>
        <X509Certificate>MIIElTCCAn2gAwIBAgIIHZ+otxx1tWQwDQYJKoZIhvcNAQELBQAwTTEXMBUGA1UEAwwORFNTIFJv
b3QgQ0EgMTAxEDAOBgNVBAsMB1Rlc3RpbmcxEzARBgNVBAoMClNpZ25TZXJ2ZXIxCzAJBgNVBAYT
AlNFMB4XDTExMDUyNzA4MjQ1M1oXDTEzMDUyNjA4MjQ1M1owRzERMA8GA1UEAwwIU2lnbmVyIDEx
EDAOBgNVBAsMB1Rlc3RpbmcxEzARBgNVBAoMClNpZ25TZXJ2ZXIxCzAJBgNVBAYTAlNFMIIBIjAN
BgkqhkiG9w0BAQEFAAOCAQ8AMIIBCgKCAQEAj676SC13z2QfzIW1qQz9SRKkCf2D8FwWosvHNk44
SRDrExMTnJWniD4CzlZwUNLb4q7NcQvZ/9qqjpvHFi2bVater+iiZf2UNT5OBGwoBtu5leCFIXIh
Cu56cIwQLabMVlYRE2QEebreEUmMiKyUdz05JTApdhkeK/dnsxsmH6UgzUG/0O0WUG+Zpad9aKpf
cJ8B7YH3HjfJKH0uY6M/QLIrF/t+jcpcSgdgH5G3v/jThhi42pNVhJiG6fJdOl9nvj/53011im7q
DlQXyjF8Svkel2jDQBft7RWfNlCMsLJqhn1t7riUJcCGzT5OtNWOzoS08NZ1HAcDUbMV/UhpiQID
AQABo38wfTAdBgNVHQ4EFgQUfu9Y/dORwWYewt3mAWnDg0ioh4owDAYDVR0TAQH/BAIwADAfBgNV
HSMEGDAWgBQgeiHe6K27Aqj7cVikCWK52FgFojAOBgNVHQ8BAf8EBAMCBeAwHQYDVR0lBBYwFAYI
KwYBBQUHAwIGCCsGAQUFBwMEMA0GCSqGSIb3DQEBCwUAA4ICAQAUAP9lfVdE8iJmtFqGjwj0ObId
MPRXITiFOJ4klRKFFdYEyJF6yT6dZnr2M0OeRlZEihA6oNH2BosWpY3M9g2SFoOcquOxn3CHz1Nt
nsQO4G+brGmbkb5TQpvDbALOieNqN+4Y8pHGmDAUz/4ow8RFUcJ0CNIpzEylENweNOy+bFB4pWDx
bOY0kFeH1ERHM2s6ggO10zS1CJgBSbOzM8WNKjx9HP1m6pbDYpv0L4rd1VQ3y670govOYfoNSGeo
pP78xLUItApvDzmA9qqwGi4BsZY8w2BlZuSJ9z5a4i7c3TOm6WUNoH4JsLJ8msjh8Dlaj3KJHyNZ
tbxGRZJu1n5sE1CaJgivMBEtJg0BnemmdLsbxjj2STZVCSB70od05HpwSzAmnjIDvuCEzkIk5Ed3
XqQcf3GkCXDYcPSUwA+L2AHqmqblALt/tNG02ZxtiqzsZqDSpwV7d17mjTinXwGhE1LHQD+6rRSS
XinD8CYPe90rEd2gm0143Ii3pmBSXI5qJxPoOHKHokSlOwPtLVKP5c/EJXXcnnWMeK7GNGSvOx0B
RKor124S9qcFXh8h2rdaRusk364oD8hT4MhLk7R5Dqxfxaa8+F/e15CDwQmSMxC0VchfmGbj1MN2
MCNqJ0SmJcshc0tE7dYZDu2Oa8aYuu23ILf8jIxsiJFQcsxwHg==</X509Certificate>
      </X509Data>
    </KeyInfo>
    <Object>
      <SignatureProperties>
        <SignatureProperty Id="ID_OdfDomDateTimea98d5484-d6ed-4eed-a3c0-831952ba2073" Target="#ID_OdfDomSignaturea98d5484-d6ed-4eed-a3c0-831952ba2073">
          <dc:date xmlns:dc="http://purl.org/dc/elements/1.1/">2012-06-28T17:22:36</dc:date>
        </SignatureProperty>
      </SignatureProperties>
    </Object>
  </Signature>
</document-signatures>
</file>